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74103"/>
          <table:table-cell office:value-type="float" office:value="0.35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05.0"/>
          <table:table-cell office:value-type="float" office:value="7530.0"/>
          <table:table-cell office:value-type="float" office:value="25368.0"/>
          <table:table-cell office:value-type="float" office:value="94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335.0"/>
          <table:table-cell office:value-type="float" office:value="67533.0"/>
          <table:table-cell office:value-type="float" office:value="59671.0"/>
          <table:table-cell office:value-type="float" office:value="44162.0"/>
          <table:table-cell office:value-type="float" office:value="11677.0"/>
          <table:table-cell office:value-type="float" office:value="2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45451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66.0"/>
          <table:table-cell office:value-type="float" office:value="58581.0"/>
          <table:table-cell office:value-type="float" office:value="4245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88562"/>
          <table:table-cell office:value-type="float" office:value="0.373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5.0"/>
          <table:table-cell office:value-type="float" office:value="655.0"/>
          <table:table-cell office:value-type="float" office:value="1741.0"/>
          <table:table-cell office:value-type="float" office:value="7054.0"/>
          <table:table-cell office:value-type="float" office:value="25380.0"/>
          <table:table-cell office:value-type="float" office:value="95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37.0"/>
          <table:table-cell office:value-type="float" office:value="59519.0"/>
          <table:table-cell office:value-type="float" office:value="52353.0"/>
          <table:table-cell office:value-type="float" office:value="38846.0"/>
          <table:table-cell office:value-type="float" office:value="10725.0"/>
          <table:table-cell office:value-type="float" office:value="2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0566"/>
          <table:table-cell office:value-type="float" office:value="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65.0"/>
          <table:table-cell office:value-type="float" office:value="58580.0"/>
          <table:table-cell office:value-type="float" office:value="4245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24718"/>
          <table:table-cell office:value-type="float" office:value="0.297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31.0"/>
          <table:table-cell office:value-type="float" office:value="462.0"/>
          <table:table-cell office:value-type="float" office:value="6891.0"/>
          <table:table-cell office:value-type="float" office:value="24569.0"/>
          <table:table-cell office:value-type="float" office:value="93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40.0"/>
          <table:table-cell office:value-type="float" office:value="57475.0"/>
          <table:table-cell office:value-type="float" office:value="50537.0"/>
          <table:table-cell office:value-type="float" office:value="37599.0"/>
          <table:table-cell office:value-type="float" office:value="10399.0"/>
          <table:table-cell office:value-type="float" office:value="21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